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8.33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71.53mm"/>
    </style:style>
    <style:style style:name="co4" style:family="table-column">
      <style:table-column-properties fo:break-before="auto" style:column-width="48.8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6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Pati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SYSON, PEDRO</text:p>
          </table:table-cell>
          <table:table-cell table:style-name="ce1" office:value-type="string" calcext:value-type="string">
            <text:p>SYSON, PETER</text:p>
          </table:table-cell>
          <table:table-cell table:style-name="ce1" office:value-type="string" calcext:value-type="string">
            <text:p>OLOPS</text:p>
          </table:table-cell>
          <table:table-cell table:style-name="ce1" office:value-type="string" calcext:value-type="string">
            <text:p>REJUSO, CHARITY AMOR</text:p>
          </table:table-cell>
        </table:table-row>
        <table:table-row table:style-name="ro1">
          <table:table-cell table:style-name="ce2" table:formula="of:=NOW()" office:value-type="date" office:date-value="2020-05-14T15:17:47.017021" calcext:value-type="date">
            <text:p>14-May-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-00-0000</text:date>, <text:time style:data-style-name="N2" text:time-value="15:16:48.6170378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8T07:03:45.160472000</meta:creation-date>
    <dc:date>2020-05-14T15:17:48.670229285</dc:date>
    <meta:editing-duration>P1DT18H36M52S</meta:editing-duration>
    <meta:editing-cycles>186</meta:editing-cycles>
    <meta:generator>LibreOffice/6.0.7.3$Linux_x86 LibreOffice_project/00m0$Build-3</meta:generator>
    <meta:document-statistic meta:table-count="1" meta:cell-count="21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sendReportToCashier
'  Copyright 2019~2020 Usbong Social Systems, Inc.
'
'  Licensed under the Apache License, Version 2.0 (the "License"); you may not use this file except in compliance with the License. You ' may obtain a copy of the License at
'
'  http://www.apache.org/licenses/LICENSE-2.0
'
'  Unless required by applicable law or agreed to in writing, software distributed under the License is distributed on an "AS IS" BASIS, ' WITHOUT WARRANTIES OR CONDITIONS OF ANY KIND, either express or implied. See the License for the specific language governing ' permissions and limitations under the License.
'
'  @author: Michael Syson
'  @date created: 20190807
'  @date updated: 20200514
'
'  References:
'  1) https://stackoverflow.com/questions/1319136/openoffice-calc-macro-for-csv-saving;
'  last accessed: 20200420
'  2) https://documentation.libreoffice.org/assets/Uploads/Documentation/en/GS5.1/HTML/GS5113-GettingStartedWithMacros.html#__RefHeading__5158_1196992793;
'  last accessed: 20200420
'  3) https://wiki.openoffice.org/wiki/Documentation/DevGuide/Spreadsheets/Filter_Options 
'  last accessed: 20200420
'

'Application.DisplayAlerts = False

  'added by Mike, 20200508
  GlobalScope.BasicLibraries.loadLibrary("Tools") 
  dim sPath as String
  dim sFileName as String
  dim sDateToday as String

  dim document   as object
  dim dispatcher as object
'  dim dispatcherTwo as object
  
  'added by Mike, 20200508
  dim saveAsCSVArgs(2) as new com.sun.star.beans.PropertyValue
  dim saveAsODSArgs(1) as new com.sun.star.beans.PropertyValue

  'added by Mike, 20200508
  'auto-identify location
  'Reference: https://ask.libreoffice.org/en/question/207999/how-to-check-folders-name-by-macro/;
  'last accessed: 20200508
  'answer by: 0paque on 20190909; updated on 20190909 
  sPath = DirectoryNameoutofPath(ThisComponent.getURL(),"/")
'  sPath = ConvertFromURL(sPath) 'removed by Mike, 20200508
  MsgBox sPath

  sFileName = FileNameoutofPath(ThisComponent.getURL(),"/")
  MsgBox sFileName

  'added by Mike, 20200508
  'auto-identify date today
  sDateToday = Format(Now(), "yyyy-mm-dd")
'  MsgBox sDateToday
'  sDateToday = Split(sDateToday)

  document   = ThisComponent.CurrentController.Frame
  dispatcher = createUnoService("com.sun.star.frame.DispatchHelper")

  dispatcherTwo = createUnoService("com.sun.star.frame.DispatchHelper")

'  dim args1(2) as new com.sun.star.beans.PropertyValue
  sPath = DirectoryNameoutofPath(ThisComponent.getURL(),"/")
  saveAsCSVArgs(0).Name = "URL"
  'update file location
'  args1(0).Value = "file:///Users/Usbong/Documents/output/filename.csv"
'  args1(0).Value = sPath &amp; "/output/informationDesk/libreOfficeOutput/Patients" &amp; sDateToday &amp; ".csv"
'  saveAsCSVArgs(0).Value = sPath &amp; "/output/informationDesk/libreOfficeOutput/Patients" &amp; sDateToday &amp; ".csv" '".txt"
'  saveAsCSVArgs(0).Value = sPath &amp; "/output/informationDesk/libreOfficeOutput/Patients" &amp; "2020" &amp; ".csv" '".txt"
'  saveAsCSVArgs(0).Value = sPath &amp; "/output/informationDesk/libreOfficeOutput/Patients" &amp; "2020-05-14" &amp; ".csv" '".txt"
'  saveAsCSVArgs(0).Value = sPath &amp; "/Patients" &amp; "2020-05-14" &amp; ".csv" '".txt"

'  saveAsCSVArgs(0).Value = sPath &amp; "/Patients" &amp; "2020-05-14" &amp; ".csv" '".txt"

  sDateToday = Split(sDateToday, " ")(0)

  saveAsCSVArgs(0).Value = sPath &amp; "/Patients" &amp; sDateToday &amp; ".csv" '".txt"

'/home/unit_member/Usbong/output/informationDesk/libreOfficeOutput

'msgbox saveAsCSVArgs(0).Value

  saveAsCSVArgs(1).Name = "FilterName"
  saveAsCSVArgs(1).Value = "Text - txt - csv (StarCalc)"
  saveAsCSVArgs(2).Name = "FilterOptions"
  saveAsCSVArgs(2).Value = "44,34,0,1,76,1"

'  Msgbox args1(0).Value


dim sUrl as string
dim oDoc as object, oDocFrame as object ', dispatcher as object
dim PropVal(0) as new com.sun.star.beans.PropertyValue
dim args(0) as new com.sun.star.beans.PropertyValue

'sUrl = convertToUrl("C:\Test\a.ods")

  sUrl = sPath &amp; "/" &amp; sFileName


oDoc = stardesktop.LoadComponentFromURL(sUrl, "_blank", 0, PropVal())'Array())



  
  dispatcher.executeDispatch(document, ".uno:SaveAs", "", 0, saveAsCSVArgs())

  document.close(0)

oDoc.close(0)

'  Exit Sub

 
'   Call saveAsCSV
   
  'added by Mike, 20200508
'  dim args(1) as new com.sun.star.beans.PropertyValue
  saveAsODSArgs(0).Name = "URL"
'  saveAsODSArgs(0).Value = sPath &amp; "/" &amp; "InformationDeskWithMacroLibreOffice" 'sFileName
  saveAsODSArgs(0).Value = sPath &amp; "/" &amp; sFileName
  saveAsODSArgs(1).Name = "FilterName"
  saveAsODSArgs(1).Value = "writer8"
  
'  msgbox saveAsODSArgs(0).Value

'  dispatcherTwo.executeDispatch(document, ".uno:SaveAs", "", 0, saveAsODSArgs())

'  Exit Sub

'  msgbox("Wakas.")
End Sub

Sub saveAsCSV
  dim document   as object
  dim dispatcher as object
  dim sPath as String  
  'added by Mike, 20200508
  dim saveAsCSVArgs(2) as new com.sun.star.beans.PropertyValue

  document   = ThisComponent.CurrentController.Frame
  dispatcher = createUnoService("com.sun.star.frame.DispatchHelper")

  sPath = DirectoryNameoutofPath(ThisComponent.getURL(),"/")
  
  saveAsCSVArgs(0).Name = "URL"
  'update file location
'  args1(0).Value = "file:///Users/Usbong/Documents/output/filename.csv"
'  args1(0).Value = sPath &amp; "/output/informationDesk/libreOfficeOutput/Patients" &amp; sDateToday &amp; ".csv"
'  saveAsCSVArgs(0).Value = sPath &amp; "/output/informationDesk/libreOfficeOutput/Patients" &amp; sDateToday &amp; ".csv" '".txt"
'  saveAsCSVArgs(0).Value = sPath &amp; "/output/informationDesk/libreOfficeOutput/Patients" &amp; "2020" &amp; ".csv" '".txt"
'  saveAsCSVArgs(0).Value = sPath &amp; "/output/informationDesk/libreOfficeOutput/Patients" &amp; "2020-05-14" &amp; ".csv" '".txt"
'  saveAsCSVArgs(0).Value = sPath &amp; "/Patients" &amp; "2020-05-14" &amp; ".csv" '".txt"

  saveAsCSVArgs(0).Value = sPath &amp; "/Patients" &amp; "2020-05-14" &amp; ".csv" '".txt"
  saveAsCSVArgs(1).Name = "FilterName"
  saveAsCSVArgs(1).Value = "Text - txt - csv (StarCalc)"
  saveAsCSVArgs(2).Name = "FilterOptions"
  saveAsCSVArgs(2).Value = "44,34,0,1,76,1"

'  Msgbox args1(0).Value
  
  dispatcher.executeDispatch(document, ".uno:SaveAs", "", 0, saveAsCSVArgs())

	Exit Sub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